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3cm" svg:y="4.7cm">
          <draw:text-box>
            <text:p><text:span text:style-name="T1">i</text:span></text:p>
          </draw:text-box>
        </draw:frame>
        <draw:frame draw:style-name="gr3" draw:text-style-name="P2" draw:layer="layout" svg:width="15.091cm" svg:height="8.491cm" svg:x="0.409cm" svg:y="0.80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5-07T14:37:41.828649363</dc:date>
    <meta:editing-duration>PT2M27S</meta:editing-duration>
    <meta:editing-cycles>19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92cm" svg:height="8.492cm" xlink:href="." xlink:type="simple" chart:class="chart:scatter" chart:style-name="ch1">
        <chart:plot-area chart:style-name="ch2" chart:data-source-has-labels="both" svg:x="0.301cm" svg:y="0.169cm" svg:width="14.49cm" svg:height="8.154cm">
          <chartooo:coordinate-region svg:x="0.843cm" svg:y="0.368cm" svg:width="13.854cm" svg:height="7.756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2.44929359829471E-016">
                <text:p>-2.44929359829471E-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.89858719658941E-016">
                <text:p>4.89858719658941E-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.41421356237309">
                <text:p>-1.414213562373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